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HK" svg:font-family="'AR PL UKai HK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6c0" officeooo:paragraph-rsid="000836c0"/>
    </style:style>
    <style:style style:name="P2" style:family="paragraph" style:parent-style-name="Standard">
      <style:text-properties officeooo:paragraph-rsid="000836c0"/>
    </style:style>
    <style:style style:name="P3" style:family="paragraph" style:parent-style-name="Standard">
      <style:paragraph-properties fo:break-before="page"/>
      <style:text-properties officeooo:rsid="000836c0" officeooo:paragraph-rsid="000836c0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5.8000001907349pt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400" style:font-name="DejaVu Sans Mono" fo:font-size="15.8000001907349pt" fo:font-style="italic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5.8000001907349pt"/>
    </style:style>
    <style:style style:name="T1" style:family="text">
      <style:text-properties officeooo:rsid="000836c0"/>
    </style:style>
    <style:style style:name="T2" style:family="text">
      <style:text-properties style:font-name="DejaVu Sans Mono" fo:font-size="15.8000001907349pt"/>
    </style:style>
    <style:style style:name="T3" style:family="text">
      <style:text-properties style:font-name-asian="AR PL UKai HK" style:font-size-asian="15.8000001907349pt" style:font-style-asian="italic"/>
    </style:style>
    <style:style style:name="T4" style:family="text">
      <style:text-properties fo:color="#800400" style:font-name="DejaVu Sans Mono" fo:font-size="15.8000001907349pt" fo:font-style="italic"/>
    </style:style>
    <style:style style:name="T5" style:family="text">
      <style:text-properties fo:color="#800400" style:font-name-asian="AR PL UKai HK" style:font-size-asian="15.8000001907349pt" style:font-style-asian="italic"/>
    </style:style>
    <style:style style:name="T6" style:family="text">
      <style:text-properties fo:color="#800400" officeooo:rsid="00095196" style:font-name-asian="AR PL UKai HK" style:font-size-asian="15.8000001907349pt" style:font-style-asian="italic"/>
    </style:style>
    <style:style style:name="T7" style:family="text">
      <style:text-properties fo:color="#800a01"/>
    </style:style>
    <style:style style:name="T8" style:family="text">
      <style:text-properties fo:color="#800a01" style:font-name-asian="AR PL UKai HK" style:font-size-asian="15.8000001907349pt" style:font-style-asian="italic"/>
    </style:style>
    <style:style style:name="T9" style:family="text">
      <style:text-properties fo:color="#800a01" style:font-name="DejaVu Sans Mono" fo:font-size="15.8000001907349pt" fo:font-style="italic"/>
    </style:style>
    <style:style style:name="T10" style:family="text">
      <style:text-properties fo:color="#000080" fo:font-weight="bold"/>
    </style:style>
    <style:style style:name="T11" style:family="text">
      <style:text-properties fo:color="#000080" style:font-name="DejaVu Sans Mono" fo:font-size="15.8000001907349pt"/>
    </style:style>
    <style:style style:name="T12" style:family="text">
      <style:text-properties fo:color="#000080" style:font-name="DejaVu Sans Mono" fo:font-size="15.8000001907349pt" fo:font-weight="bold"/>
    </style:style>
    <style:style style:name="T13" style:family="text">
      <style:text-properties fo:color="#008080" fo:font-weight="bold"/>
    </style:style>
    <style:style style:name="T14" style:family="text">
      <style:text-properties fo:color="#0000ff"/>
    </style:style>
    <style:style style:name="T15" style:family="text">
      <style:text-properties fo:color="#000000"/>
    </style:style>
    <style:style style:name="T16" style:family="text">
      <style:text-properties fo:color="#000000" style:font-name="DejaVu Sans Mono" fo:font-size="15.800000190734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函数创建的原则:</text:h>
      <text:p text:style-name="P1"><text:tab/>函数只做逻辑处理,函数不进行数据获取和结果显示,</text:p>
      <text:p text:style-name="P1"><text:tab/>并且输出的结果最好只有一种类型,</text:p>
      <text:p text:style-name="P1"><text:tab/>除非有需求,尽量不要返回字符串</text:p>
      <text:p text:style-name="P1"><text:tab/></text:p>
      <text:h text:style-name="Heading_20_1" text:outline-level="1">函数创建的技巧:</text:h>
      <text:p text:style-name="P1"><text:tab/>用return返回值或者元祖,节省创建多余的变量</text:p>
      <text:p text:style-name="P1"><text:tab/>用return代替else if ,else 等判定,简化逻辑</text:p>
      <text:p text:style-name="P1"><text:tab/>为了使逻辑清晰,一个函数最好干一件事,当要做多件事时,可以在函数当中嵌套函数</text:p>
      <text:p text:style-name="P2"><text:span text:style-name="T4"># </text:span><text:span text:style-name="T5">满足以下两个条件，就无需通过返回值传递结果。</text:span></text:p>
      <text:p text:style-name="P4"><text:span text:style-name="T4"># 1.</text:span><text:span text:style-name="T5">传入的是可变对象</text:span></text:p>
      <text:p text:style-name="P7"><text:span text:style-name="T4"># 2.</text:span><text:span text:style-name="T5">函数体修改的是传入的对象</text:span></text:p>
      <text:p text:style-name="P7"><text:span text:style-name="T6"/></text:p>
      <text:p text:style-name="P7"><text:span text:style-name="T5"><text:tab/></text:span></text:p>
      <text:p text:style-name="P1"/>
      <text:p text:style-name="P3">"""</text:p>
      <text:h text:style-name="Heading_20_1" text:outline-level="1"><text:s text:c="4"/>函数参数</text:h>
      <text:p text:style-name="P1"><text:s text:c="8"/>实际参数</text:p>
      <text:p text:style-name="P1">"""</text:p>
      <text:p text:style-name="P1"/>
      <text:p text:style-name="P1"/>
      <text:p text:style-name="P1">def fun01(a, b, c, d):</text:p>
      <text:p text:style-name="P1"><text:s text:c="4"/>print(a)</text:p>
      <text:p text:style-name="P1"><text:s text:c="4"/>print(b)</text:p>
      <text:p text:style-name="P1"><text:s text:c="4"/>print(c)</text:p>
      <text:p text:style-name="P1"><text:s text:c="4"/>print(d)</text:p>
      <text:p text:style-name="P1"/>
      <text:p text:style-name="P1"/>
      <text:p text:style-name="P1"># 位置实参：实参与形参根据位置进行依次对应.</text:p>
      <text:p text:style-name="P1"># fun01(1, 2, 3, 4)</text:p>
      <text:p text:style-name="P1"/>
      <text:p text:style-name="P1"># 关键字实参:实参与形参根据名称进行对应</text:p>
      <text:p text:style-name="P1"># fun01(b=1, d=2, c=3, a=4)</text:p>
      <text:p text:style-name="P1"/>
      <text:p text:style-name="P1"># 序列实参:星号将序列拆分后按位置与形参进行对应</text:p>
      <text:p text:style-name="P1"># <text:s text:c="4"/>如果参数很多，可以存储在序列(字符串/列表/元组)中,</text:p>
      <text:p text:style-name="P1"># 　　再通过*拆分,直接传入函数.</text:p>
      <text:p text:style-name="P1"># list01 = ["a","b","c","d"]</text:p>
      <text:p text:style-name="P1"># fun01(*list01)</text:p>
      <text:p text:style-name="P1"/>
      <text:p text:style-name="P1"># 字典实参:双星号将字典拆分后按名称与形参进行对应</text:p>
      <text:p text:style-name="P1"># <text:s text:c="4"/>如果参数很多，可以存储在字典中,</text:p>
      <text:p text:style-name="P1"># 　　 再通过**拆分,传入函数.</text:p>
      <text:p text:style-name="P1">dict01 = {"a": 1, "c": 3, "d": 4, "b": 2}</text:p>
      <text:p text:style-name="P2"><text:span text:style-name="T1">fun01(**dict0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HK" svg:font-family="'AR PL UKai HK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6:46:10.886183446</meta:creation-date>
    <meta:generator>LibreOffice/6.0.7.3$Linux_X86_64 LibreOffice_project/00m0$Build-3</meta:generator>
    <dc:date>2019-06-12T17:02:03.407422807</dc:date>
    <meta:editing-duration>PT5M7S</meta:editing-duration>
    <meta:editing-cycles>2</meta:editing-cycles>
    <meta:document-statistic meta:table-count="0" meta:image-count="0" meta:object-count="0" meta:page-count="2" meta:paragraph-count="36" meta:word-count="400" meta:character-count="652" meta:non-whitespace-character-count="564"/>
  </office:meta>
</office:document-meta>
</file>